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5.8437in"/>
    </style:style>
    <style:style style:name="co4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7.1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6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4" office:value-type="string">
            <text:p>LAST UPDATED : 8-8-13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PROBLEMS</text:p>
          </table:table-cell>
          <table:table-cell table:style-name="ce11" office:value-type="string">
            <text:p>STATUS</text:p>
          </table:table-cell>
          <table:table-cell table:style-name="ce15" office:value-type="string">
            <text:p>REMARKS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6086">Iterative Preorder Traversal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2996">Floor and Ceil from a BST</text:a></text:p>
          </table:table-cell>
          <table:table-cell office:value-type="string">
            <text:p>done</text:p>
          </table:table-cell>
          <table:table-cell table:style-name="Default" office:value-type="string">
            <text:p>didnt code... but similar as finding inorder predecessor and successor 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5268">Construct BST from given preorder traversal | Set 2</text:a></text:p>
          </table:table-cell>
          <table:table-cell/>
          <table:table-cell table:style-name="Default" office:value-type="string">
            <text:p>without recursion and using stack.. not implemented yet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5203">Construct BST from given preorder traversal | Set 1</text:a></text:p>
          </table:table-cell>
          <table:table-cell office:value-type="string">
            <text:p>done</text:p>
          </table:table-cell>
          <table:table-cell table:style-name="Default" office:value-type="string">
            <text:p>with recursion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4867">Construct Full Binary Tree from given preorder and postorder traversals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3616">Two nodes of a BST are swapped, correct the BST</text:a></text:p>
          </table:table-cell>
          <table:table-cell office:value-type="string">
            <text:p>done</text:p>
          </table:table-cell>
          <table:table-cell table:style-name="Default" office:value-type="string">
            <text:p>in only functions.. 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3796">Boundary Traversal of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3449">Check whether a given Binary Tree is Complete or not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6" office:value-type="string">
            <text:p><text:a xlink:href="http://www.geeksforgeeks.org/archives/22502">Check if each internal node of a BST has exactly one child</text:a></text:p>
          </table:table-cell>
          <table:table-cell table:style-name="ce12"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2269">Construct a special tree from given preorder traversal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1781">Construct Special Binary Tree from given Inorder traversal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0174">Binary Tree to Binary Search Tree Conversion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9422">Merge two BSTs with limited extra space</text:a>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8722">Find the maximum sum leaf to root path in a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8611">Merge Two Balanced Binary Search Trees</text:a></text:p>
          </table:table-cell>
          <table:table-cell/>
          <table:table-cell table:style-name="Default" office:value-type="string">
            <text:p>not coded.. store inorder of both in two arrays... merge them and build balanced BST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8009">AVL Tree | Set 2 (Deletion)</text:a>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8215">Vertical Sum in a given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7679">AVL Tree | Set 1 (Insertion)</text:a>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7291">Find the largest BST subtree in a given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7855">Convert a given tree to its Sum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7358">Populate Inorder Successor for all nodes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7138">Sorted Array to Balanced BST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6952">Connect nodes at same level using constant extra space</text:a></text:p>
          </table:table-cell>
          <table:table-cell office:value-type="string">
            <text:p>done</text:p>
          </table:table-cell>
          <table:table-cell table:style-name="Default" office:value-type="string">
            <text:p>in only functions.. recursive way... easy to understand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8631">Connect nodes at same level</text:a></text:p>
          </table:table-cell>
          <table:table-cell office:value-type="string">
            <text:p>done</text:p>
          </table:table-cell>
          <table:table-cell table:style-name="Default" office:value-type="string">
            <text:p>using modified BFS... connect nodes at the same level... takes O(n) space.. not coded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5886">Trie | (Delete)</text:a>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3067">Trie | (Insert and Search)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3942">Check if a binary tree is subtree of another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9411">Decision Trees – Fake (Counterfeit) Coin Puzzle (12 Coin Puzzle)</text:a></text:p>
          </table:table-cell>
          <table:table-cell office:value-type="string">
            <text:p>done</text:p>
          </table:table-cell>
          <table:table-cell table:style-name="Default" office:value-type="string">
            <text:p>doc file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2186">Check if a given Binary Tree is Sum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1556">Tournament Tree (Winner Tree) and Binary Heap</text:a></text:p>
          </table:table-cell>
          <table:table-cell office:value-type="string">
            <text:p>done</text:p>
          </table:table-cell>
          <table:table-cell table:style-name="Default" office:value-type="string">
            <text:p>doc file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1103">Print BST keys in the given rang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988">Print Ancestors of a given node in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962">Get Level of a node in a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379">Find k-th smallest element in BST (Order Statistics in BST)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9999">Inorder Successor in Binary Search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442">Applications of tree data structur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9514">Sorted order printing of a given array that represents a BST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8615">Print nodes at k distance from root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7956">Foldable Binary Trees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7695">Total number of possible Binary Search Trees with n node</text:a></text:p>
          </table:table-cell>
          <table:table-cell office:value-type="string">
            <text:p>done</text:p>
          </table:table-cell>
          <table:table-cell table:style-name="Default" office:value-type="string">
            <text:p>doc file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7447">Maximum width of a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7071">Double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6719">Given a binary tree, print all root-to-leaf paths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6633">Construct Tree from given Inorder and Preorder traversals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6201">Root to leaf path sum equal to a given number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6358">Inorder Tree Traversal without recursion and without stack!</text:a></text:p>
          </table:table-cell>
          <table:table-cell office:value-type="string">
            <text:p>done</text:p>
          </table:table-cell>
          <table:table-cell table:style-name="Default" office:value-type="string">
            <text:p>awesome logic... morris traversal.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5592">Inorder Tree Traversal without Recursion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5230">How to determine if a binary tree is height-balanced?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5687">Diameter of a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4386">Convert an arbitrary Binary Tree to a tree that holds Children Sum Property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4358">Check for Children Sum Property in a Binary Tree.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3758">Level order traversal in spiral form</text:a></text:p>
          </table:table-cell>
          <table:table-cell office:value-type="string">
            <text:p>done</text:p>
          </table:table-cell>
          <table:table-cell table:style-name="Default" office:value-type="string">
            <text:p>zigzag printing.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3042">A program to check if a binary tree is BST or not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755">Program to count leaf nodes in a binary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2686">Level Order Tree Traversal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333">Find the node with minimum value in a Binary Search Tree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148">The Great Tree-List Recursion Problem.</text:a></text:p>
          </table:table-cell>
          <table:table-cell office:value-type="string">
            <text:p>done</text:p>
          </table:table-cell>
          <table:table-cell table:style-name="Default" office:value-type="string">
            <text:p>MAJA AAYI GAYI.... SUPERB LOGIC... POWER OF RECURSION...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29">Lowest Common Ancestor in a Binary Search Tree.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1005">Given a binary tree, print out all of its root-to-leaf paths one per line.</text:a></text:p>
          </table:table-cell>
          <table:table-cell office:value-type="string">
            <text:p>don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a xlink:href="http://www.geeksforgeeks.org/archives/657">If you are given two traversal sequences, can you construct the binary tree?</text:a></text:p>
          </table:table-cell>
          <table:table-cell office:value-type="string">
            <text:p>done</text:p>
          </table:table-cell>
          <table:table-cell office:value-type="string">
            <text:p>not a program... just theory.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<text:a xlink:href="http://www.geeksforgeeks.org/archives/662">Write an Efficient C Function to Convert a Binary Tree into its Mirror Tree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<text:a xlink:href="http://www.geeksforgeeks.org/archives/654">Write a C program to Delete a Tree.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<text:a xlink:href="http://www.geeksforgeeks.org/archives/646">Write a C Program to Find the Maximum Depth or Height of a Tree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<text:a xlink:href="http://www.geeksforgeeks.org/archives/642">Write C Code to Determine if Two Trees are Identical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<text:a xlink:href="http://www.geeksforgeeks.org/archives/632">Write a C program to Calculate Size of a tree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<text:a xlink:href="http://www.geeksforgeeks.org/archives/618">Tree Traversals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Array for complete tree is given, Print all root to leaf paths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alidity of given search sequence in BST</text:p>
          </table:table-cell>
          <table:table-cell office:value-type="string">
            <text:p>done 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Build a binary tree from inorder + level order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<text:a xlink:href="http://www.geeksforgeeks.org/convert-bst-to-a-binary-tree/">Convert a BST to a Binary Tree such that sum of all greater keys is added to every key</text:a></text:p>
          </table:table-cell>
          <table:table-cell office:value-type="string">
            <text:p>done</text:p>
          </table:table-cell>
          <table:table-cell office:value-type="string">
            <text:p>nice logic..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<text:a xlink:href="http://www.geeksforgeeks.org/morris-traversal-for-preorder/">Morris traversal for Preorder</text:a></text:p>
          </table:table-cell>
          <table:table-cell office:value-type="string">
            <text:p>done</text:p>
          </table:table-cell>
          <table:table-cell office:value-type="string">
            <text:p>again awesome logic.. morris traversal... nice use of threaded tree..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<text:a xlink:href="http://www.geeksforgeeks.org/linked-complete-binary-tree-its-creation/">Linked complete binary tree &amp; its creation</text:a></text:p>
          </table:table-cell>
          <table:table-cell office:value-type="string">
            <text:p>done</text:p>
          </table:table-cell>
          <table:table-cell office:value-type="string">
            <text:p>normal complete BT from BFS is explained... for this.. understand the problem is LL to complete B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<text:a xlink:href="http://www.geeksforgeeks.org/ternary-search-tree/">Ternary Search Tree</text:a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<text:a xlink:href="http://www.geeksforgeeks.org/segment-tree-set-1-sum-of-given-range/">Segment Tree | Set 1 (Sum of given range)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>
            <text:p><text:a xlink:href="http://www.geeksforgeeks.org/segment-tree-set-1-range-minimum-query/">Segment Tree | Set 2 (Range Minimum Query)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<text:a xlink:href="http://www.geeksforgeeks.org/largest-independent-set-problem/">Dynamic Programming | Set 26 (Largest Independent Set Problem)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<text:a xlink:href="http://www.geeksforgeeks.org/iterative-postorder-traversal/">Iterative Postorder Traversal | Set 1 (Using Two Stacks)</text:a></text:p>
          </table:table-cell>
          <table:table-cell office:value-type="string">
            <text:p>done</text:p>
          </table:table-cell>
          <table:table-cell office:value-type="string">
            <text:p>just 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iterative-postorder-traversal-using-stack/">Iterative Postorder Traversal | Set 2 (Using One Stack)</text:a></text:p>
          </table:table-cell>
          <table:table-cell office:value-type="string">
            <text:p>done</text:p>
          </table:table-cell>
          <table:table-cell office:value-type="string">
            <text:p>just 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find-if-there-is-a-triplet-in-bst-that-adds-to-0/">Find if there is a triplet in a Balanced BST that adds to zero</text:a></text:p>
          </table:table-cell>
          <table:table-cell office:value-type="string">
            <text:p>done</text:p>
          </table:table-cell>
          <table:table-cell office:value-type="string">
            <text:p>in problems soln doc.. 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find-a-pair-with-given-sum-in-bst/">Find a pair with given sum in a Balanced BST</text:a></text:p>
          </table:table-cell>
          <table:table-cell office:value-type="string">
            <text:p>done</text:p>
          </table:table-cell>
          <table:table-cell office:value-type="string">
            <text:p>just 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reverse-level-order-traversal/">Reverse Level Order Traversal</text:a></text:p>
          </table:table-cell>
          <table:table-cell office:value-type="string">
            <text:p>done</text:p>
          </table:table-cell>
          <table:table-cell office:value-type="string">
            <text:p>in problems soln doc.. 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given-linked-list-representation-of-complete-tree-convert-it-to-linked-representation/">Construct Complete Binary Tree from its Linked List Representation</text:a></text:p>
          </table:table-cell>
          <table:table-cell office:value-type="string">
            <text:p>DONE</text:p>
          </table:table-cell>
          <table:table-cell office:value-type="string">
            <text:p>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remove-bst-keys-outside-the-given-range/">Remove BST keys outside the given range</text:a></text:p>
          </table:table-cell>
          <table:table-cell office:value-type="string">
            <text:p>done</text:p>
          </table:table-cell>
          <table:table-cell office:value-type="string">
            <text:p>just 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in-place-convert-a-given-binary-tree-to-doubly-linked-list/">Convert a given Binary Tree to Doubly Linked List</text:a></text:p>
          </table:table-cell>
          <table:table-cell office:value-type="string">
            <text:p>done</text:p>
          </table:table-cell>
          <table:table-cell office:value-type="string">
            <text:p>just function in the code file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b-tree-set-1-insert-2/">B-Tree | Set 2 (Insert)</text:a>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>
            <text:p><text:a xlink:href="http://www.geeksforgeeks.org/longest-prefix-matching-a-trie-based-solution-in-java/">Longest prefix matching – A Trie based solution in Java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<text:a xlink:href="http://www.geeksforgeeks.org/tree-isomorphism-problem/">Tree Isomorphism Problem</text:a></text:p>
          </table:table-cell>
          <table:table-cell office:value-type="string">
            <text:p>done</text:p>
          </table:table-cell>
          <table:table-cell office:value-type="string">
            <text:p>in problems soln doc.. explained and function is written...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find-all-possible-interpretations/">Find all possible interpretations of an array of digits</text:a>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<text:a xlink:href="http://www.geeksforgeeks.org/iterative-method-to-find-height-of-binary-tree/">Iterative Method to find Height of Binary Tree</text:a></text:p>
          </table:table-cell>
          <table:table-cell table:style-name="ce13" office:value-type="string">
            <text:p>done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custom-tree-problem/">Custom Tree Problem</text:a></text:p>
          </table:table-cell>
          <table:table-cell table:style-name="ce13" office:value-type="string">
            <text:p>done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check-for-identical-bsts-without-building-the-trees/">Check for Identical BSTs without building the trees</text:a></text:p>
          </table:table-cell>
          <table:table-cell table:style-name="ce13" office:value-type="string">
            <text:p>done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convert-a-given-binary-tree-to-doubly-linked-list-set-2/">Convert a given Binary Tree to Doubly Linked List | Set 2</text:a></text:p>
          </table:table-cell>
          <table:table-cell table:style-name="ce13" office:value-type="string">
            <text:p>done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9" office:value-type="string">
            <text:p><text:a xlink:href="http://www.geeksforgeeks.org/print-ancestors-of-a-given-binary-tree-node-without-recursion/">Print ancestors of a given binary tree node without recursion</text:a></text:p>
          </table:table-cell>
          <table:table-cell table:style-name="ce13"/>
          <table:table-cell table:style-name="ce5"/>
          <table:table-cell table:number-columns-repeated="1020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09-14T18:09:31</meta:creation-date>
    <dc:date>2013-09-08T03:00:40</dc:date>
    <dc:creator>tejas </dc:creator>
    <meta:editing-duration>P12DT18H32M59S</meta:editing-duration>
    <meta:editing-cycles>167</meta:editing-cycles>
    <meta:generator>LibreOffice/3.5$Linux_x86 LibreOffice_project/350m1$Build-202</meta:generator>
    <meta:document-statistic meta:table-count="3" meta:cell-count="205" meta:object-count="0"/>
  </office:meta>
</office:document-meta>
</file>